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7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name-asian="Cambria1" style:font-style-asian="italic" style:font-name-complex="Cambria1" style:font-style-complex="italic"/>
    </style:style>
    <style:style style:name="T7" style:family="text">
      <style:text-properties fo:language="en" fo:country="US" style:font-name-asian="Cambria1" style:font-name-complex="Cambria1"/>
    </style:style>
    <style:style style:name="T8" style:family="text">
      <style:text-properties fo:language="en" fo:country="US" fo:font-style="normal" style:font-name-asian="Cambria1" style:font-style-asian="normal" style:font-name-complex="Cambria1" style:font-style-complex="normal"/>
    </style:style>
    <style:style style:name="T9" style:family="text">
      <style:text-properties style:font-name="Cambria1" fo:font-size="12pt" fo:language="en" fo:country="US" style:font-name-asian="Cambria1" style:font-size-asian="12pt" style:font-name-complex="Cambria1" style:font-size-complex="12pt"/>
    </style:style>
    <style:style style:name="T10" style:family="text">
      <style:text-properties fo:font-size="12pt" fo:language="en" fo:country="US" style:font-name-asian="Cambria1" style:font-size-asian="12pt" style:font-name-complex="Cambria1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1203.png" xlink:type="simple" xlink:show="embed" xlink:actuate="onLoad"/></draw:frame></text:p>
          </table:table-cell>
          <table:table-cell table:style-name="Table1.B1" office:value-type="string">
            <text:h text:style-name="P8" text:outline-level="1"><text:span text:style-name="T1">Триггер </text:span>T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4">C</text:span><text:span text:style-name="T1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120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счётный триггер, изменяющий своё состояние при изменении значения <text:span text:style-name="T3">логического</text:span> входного сигнала от 0 до 1 (при типе счётного входа «по фронту»), или наоборот, при изменении значения входа от 1 до 0 при типе счётного входа «по спаду».</text:p>
            <text:p text:style-name="P5">Алгоритм работы блока при типе входа «по фронту»:</text:p>
            <text:p text:style-name="P6"><draw:frame draw:style-name="fr3" draw:name="Объект3" text:anchor-type="as-char" svg:width="9.929cm" svg:height="0.56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.</text:p>
            <text:p text:style-name="P5">Алгоритм работы блока при типе входа «по спаду»:</text:p>
            <text:p text:style-name="P6"><draw:frame draw:style-name="fr3" draw:name="Объект4" text:anchor-type="as-char" svg:width="9.941cm" svg:height="0.56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      <text:p text:style-name="P5">Если тип входа установлен в «по фронту и спаду», то при <text:span text:style-name="T3">любом</text:span> изменении входного <text:span text:style-name="T3">логического</text:span> сигнала триггер будет изменять свое состояние:</text:p>
            <text:p text:style-name="P6"><draw:frame draw:style-name="fr3" draw:name="Объект1" text:anchor-type="as-char" svg:width="9.76cm" svg:height="0.564cm" draw:z-index="4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где <text:span text:style-name="T5">y(t)</text:span><text:span text:style-name="T4"> </text:span>– вектор выходного сигнала, <text:span text:style-name="T5">x(t)</text:span><text:span text:style-name="T4"> </text:span>– вектор входного сигналов и <text:span text:style-name="T8">¬</text:span><text:span text:style-name="T6">x(t) </text:span><text:span text:style-name="T4">– </text:span>обозначение логической операции НЕ.</text:p>
            <text:p text:style-name="P5"><text:span text:style-name="T2">Свойства</text:span>:</text:p>
            <text:list xml:id="list1362441684347326447" text:style-name="L1">
              <text:list-item>
                <text:p text:style-name="P7">Начальные условия – начальные значения выходного <text:span text:style-name="T3">логического</text:span> векторного сигнала.</text:p>
              </text:list-item>
              <text:list-item>
                <text:p text:style-name="P7">Добавить инверсный выход – указывает наличие инверсного выхода.</text:p>
              </text:list-item>
              <text:list-item>
                <text:p text:style-name="P7">Тип счётного входа (по фронту, по спаду, по фронту и спаду) – условие срабатывания счётн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иггер T</dc:title>
    <dc:date>2014-12-18T21:23:23.13</dc:date>
    <meta:generator>OpenOffice/4.1.1$Win32 OpenOffice.org_project/411m6$Build-9775</meta:generator>
    <meta:editing-duration>PT2H29M34S</meta:editing-duration>
    <meta:editing-cycles>113</meta:editing-cycles>
    <meta:document-statistic meta:table-count="1" meta:image-count="2" meta:object-count="3" meta:page-count="1" meta:paragraph-count="18" meta:word-count="145" meta:character-count="905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i>x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x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</mrow>
    <annotation encoding="StarMath 5.0">y(t) ~=~ neg {y(t- %DELTA t)}, ~если~ x(t) ~=~ neg {x(t- %DELTA t)}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i>x</mi>
      <mrow>
        <mrow>
          <mrow>
            <mo stretchy="false">(</mo>
            <mrow>
              <mi>t</mi>
            </mrow>
            <mo stretchy="false">)</mo>
          </mrow>
          <mo stretchy="false">=</mo>
          <mn>1</mn>
        </mrow>
        <mo stretchy="false">=</mo>
        <mrow>
          <mo stretchy="false">¬</mo>
          <mrow>
            <mi>x</mi>
            <mrow>
              <mo stretchy="false">(</mo>
              <mrow>
                <mrow>
                  <mi>t</mi>
                  <mo stretchy="false">−</mo>
                  <mo stretchy="false">Δ</mo>
                </mrow>
                <mi>t</mi>
              </mrow>
              <mo stretchy="false">)</mo>
            </mrow>
          </mrow>
        </mrow>
      </mrow>
    </mrow>
    <annotation encoding="StarMath 5.0">y(t) ~=~ neg {y(t- %DELTA t)}, ~если~ x(t)=1 = neg {x(t- %DELTA t)}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i>x</mi>
      <mrow>
        <mrow>
          <mrow>
            <mo stretchy="false">(</mo>
            <mrow>
              <mi>t</mi>
            </mrow>
            <mo stretchy="false">)</mo>
          </mrow>
          <mo stretchy="false">=</mo>
          <mn>0</mn>
        </mrow>
        <mo stretchy="false">=</mo>
        <mrow>
          <mo stretchy="false">¬</mo>
          <mrow>
            <mi>x</mi>
            <mrow>
              <mo stretchy="false">(</mo>
              <mrow>
                <mrow>
                  <mi>t</mi>
                  <mo stretchy="false">−</mo>
                  <mo stretchy="false">Δ</mo>
                </mrow>
                <mi>t</mi>
              </mrow>
              <mo stretchy="false">)</mo>
            </mrow>
          </mrow>
        </mrow>
      </mrow>
    </mrow>
    <annotation encoding="StarMath 5.0">y(t) ~=~ neg {y(t- %DELTA t)}, ~если~ x(t)=0 = neg {x(t- %DELTA t)}</annotation>
  </semantics>
</math>
</file>